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SungtiL GB" svg:font-family="'AR PL SungtiL GB'"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Title">
      <style:text-properties fo:language="de" fo:country="DE" officeooo:rsid="001f4e9b" officeooo:paragraph-rsid="001f4e9b"/>
    </style:style>
    <style:style style:name="P3" style:family="paragraph" style:parent-style-name="Subtitle">
      <style:text-properties fo:language="de" fo:country="DE" officeooo:rsid="001f4e9b" officeooo:paragraph-rsid="001f4e9b"/>
    </style:style>
    <style:style style:name="P4" style:family="paragraph" style:parent-style-name="Table_20_Contents">
      <style:text-properties fo:language="de" fo:country="DE" officeooo:rsid="00265cb7" officeooo:paragraph-rsid="00265cb7"/>
    </style:style>
    <style:style style:name="P5" style:family="paragraph" style:parent-style-name="Table_20_Contents">
      <style:text-properties fo:language="de" fo:country="DE" officeooo:rsid="00265cb7" officeooo:paragraph-rsid="0026e6a6"/>
    </style:style>
    <style:style style:name="P6" style:family="paragraph" style:parent-style-name="Table_20_Contents">
      <style:text-properties fo:language="de" fo:country="DE"/>
    </style:style>
    <style:style style:name="P7" style:family="paragraph" style:parent-style-name="Table_20_Contents">
      <style:text-properties fo:language="de" fo:country="DE" officeooo:paragraph-rsid="0026e6a6"/>
    </style:style>
    <style:style style:name="P8" style:family="paragraph" style:parent-style-name="Text_20_body">
      <style:text-properties fo:language="de" fo:country="DE" officeooo:rsid="0023989f" officeooo:paragraph-rsid="0023989f"/>
    </style:style>
    <style:style style:name="P9" style:family="paragraph" style:parent-style-name="Text_20_body">
      <style:text-properties fo:language="de" fo:country="DE"/>
    </style:style>
    <style:style style:name="P10" style:family="paragraph" style:parent-style-name="Text_20_body">
      <style:paragraph-properties fo:line-height="6%"/>
      <style:text-properties fo:language="de" fo:country="DE" fo:font-style="normal" fo:font-weight="normal" style:font-style-asian="normal" style:font-weight-asian="normal" style:font-style-complex="normal" style:font-weight-complex="normal"/>
    </style:style>
    <style:style style:name="P11" style:family="paragraph" style:parent-style-name="Text_20_body">
      <style:text-properties fo:language="de" fo:country="DE" officeooo:rsid="0026e6a6" officeooo:paragraph-rsid="0026e6a6"/>
    </style:style>
    <style:style style:name="P12" style:family="paragraph" style:parent-style-name="Text_20_body">
      <style:text-properties officeooo:paragraph-rsid="0024c68a"/>
    </style:style>
    <style:style style:name="P13" style:family="paragraph" style:parent-style-name="Contents_20_1">
      <style:paragraph-properties>
        <style:tab-stops>
          <style:tab-stop style:position="6.6929in" style:type="right" style:leader-style="dotted" style:leader-text="."/>
        </style:tab-stops>
      </style:paragraph-properties>
    </style:style>
    <style:style style:name="P14" style:family="paragraph" style:parent-style-name="Heading_20_1">
      <style:text-properties fo:language="de" fo:country="DE"/>
    </style:style>
    <style:style style:name="P15" style:family="paragraph" style:parent-style-name="Heading_20_1" style:list-style-name="">
      <style:text-properties fo:language="de" fo:country="DE"/>
    </style:style>
    <style:style style:name="P16" style:family="paragraph" style:parent-style-name="Heading_20_1">
      <style:paragraph-properties fo:break-before="page"/>
      <style:text-properties fo:language="de" fo:country="DE"/>
    </style:style>
    <style:style style:name="T1" style:family="text">
      <style:text-properties officeooo:rsid="001fbed0"/>
    </style:style>
    <style:style style:name="T2" style:family="text">
      <style:text-properties officeooo:rsid="0023989f"/>
    </style:style>
    <style:style style:name="T3" style:family="text">
      <style:text-properties fo:language="de" fo:country="DE" officeooo:rsid="0023989f"/>
    </style:style>
    <style:style style:name="T4" style:family="text">
      <style:text-properties fo:language="de" fo:country="DE" officeooo:rsid="00242da7"/>
    </style:style>
    <style:style style:name="T5" style:family="text">
      <style:text-properties fo:language="de" fo:country="DE" officeooo:rsid="0024c68a"/>
    </style:style>
    <style:style style:name="T6" style:family="text">
      <style:text-properties officeooo:rsid="0028adf9"/>
    </style:style>
    <style:style style:name="T7" style:family="text">
      <style:text-properties officeooo:rsid="002a9ac2"/>
    </style:style>
    <style:style style:name="Sect1" style:family="section">
      <style:section-properties style:editable="false">
        <style:columns fo:column-count="1" fo:column-gap="0in"/>
      </style:section-properties>
    </style: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reference-mark-start text:name="Aufgabe"/>Aufgabe 1: <text:span text:style-name="T2">Störung</text:span> <text:reference-mark-end text:name="Aufgabe"/></text:p>
      <text:p text:style-name="P3">Team-ID: <text:reference-mark-start text:name="TeamId"/><text:span text:style-name="T2">00246</text:span><text:reference-mark-end text:name="TeamId"/></text:p>
      <text:p text:style-name="P3">Team: <text:span text:style-name="T7">http://localhost:80/</text:span></text:p>
      <text:p text:style-name="P3">Bearbeiter/-innen dieser Aufgabe:<text:line-break/><text:span text:style-name="T7">Alessio Caputo</text:span></text:p>
      <text:p text:style-name="P3"><text:date style:data-style-name="N46" text:date-value="2022-11-20T17:58:44.808423710" text:fixed="true">20. November 2022</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1"><text:a xlink:type="simple" xlink:href="#__RefHeading___Toc2232_4178761632" text:style-name="Index_20_Link" text:visited-style-name="Index_20_Link">Lösungsidee<text:tab/>1</text:a></text:p>
          <text:p text:style-name="P1"><text:a xlink:type="simple" xlink:href="#__RefHeading___Toc2234_4178761632" text:style-name="Index_20_Link" text:visited-style-name="Index_20_Link">Umsetzung<text:tab/>1</text:a></text:p>
          <text:p text:style-name="P1"><text:a xlink:type="simple" xlink:href="#__RefHeading___Toc2236_4178761632" text:style-name="Index_20_Link" text:visited-style-name="Index_20_Link">Beispiele<text:tab/>2</text:a></text:p>
          <text:p text:style-name="P1"><text:a xlink:type="simple" xlink:href="#__RefHeading___Toc2238_4178761632" text:style-name="Index_20_Link" text:visited-style-name="Index_20_Link">Quellcode<text:tab/>3</text:a></text:p>
        </text:index-body>
      </text:table-of-content>
      <text:h text:style-name="P14" text:outline-level="1"><text:bookmark-start text:name="__RefHeading___Toc2232_4178761632"/>Lösungsidee<text:bookmark-end text:name="__RefHeading___Toc2232_4178761632"/></text:h>
      <text:p text:style-name="P8">Um alle möglichen Sätze, oder Wortabfolgen zu bestimmen wird die zusuchende Wortabfolge an jede mögliche Position im Text angelegt. Sollte eine übereinstimmung vorhanden sein, so wird die Wortabfolge ausgegeben.</text:p>
      <text:h text:style-name="P14" text:outline-level="1"><text:bookmark-start text:name="__RefHeading___Toc2234_4178761632"/>Umsetzung<text:bookmark-end text:name="__RefHeading___Toc2234_4178761632"/></text:h>
      <text:p text:style-name="P12"><text:span text:style-name="T3">Die Lösungsidee wird in Python implementiert. Zunächst wird die Datei, die den Text enthällt eingelesen </text:span><text:span text:style-name="T4">und die enzelnen Wörter in eine Liste geschrieben. Vorher werden alle Satzzeichen und Zeilenumbrüche aus dem Text eliminiert, da diese für die Berechnungen keine, oder nur eine hindernde Rolle spielen. Anschließend wird die Datei mit der Störung eingelesen und mit dem selben Verfahren in eine zweite Liste geschrieben. Nun wird mit zwei ineinandergeschachtelten For-Schleifen jede Position in der Wörtterliste mit der </text:span><text:span text:style-name="T5">Störung verglichen. Die zweite for-Schleife überprüft von der zu überprüfenden Position aus alle weiteren Wörter. Dabei werden die Wörter „_“ einfach ignoriert. Sollten alle Wörter eine übereinstimmung aufweisen, so wird der ermittelte Textabschnitt ausgegeben. Sollte keine übereinstimmung festgestellt werden, so wird die zweite For-Schleife frühzeitig abgebrochen, um die nächste Position zu überprüfen.</text:span></text:p>
      <text:h text:style-name="P15" text:outline-level="1"/>
      <text:h text:style-name="P16" text:outline-level="1"><text:bookmark-start text:name="__RefHeading___Toc2236_4178761632"/>Beispiele<text:bookmark-end text:name="__RefHeading___Toc2236_4178761632"/></text:h>
      <table:table table:name="Table1" table:style-name="Table1">
        <table:table-column table:style-name="Table1.A"/>
        <table:table-column table:style-name="Table1.B"/>
        <table:table-row>
          <table:table-cell table:style-name="Table1.A1" office:value-type="string">
            <text:p text:style-name="P4">stoerung0.txt</text:p>
          </table:table-cell>
          <table:table-cell table:style-name="Table1.B1" office:value-type="string">
            <text:p text:style-name="P5">das kommt mir gar nicht richtig vor</text:p>
          </table:table-cell>
        </table:table-row>
        <table:table-row>
          <table:table-cell table:style-name="Table1.A2" office:value-type="string">
            <text:p text:style-name="P5">stoerung1.txt</text:p>
          </table:table-cell>
          <table:table-cell table:style-name="Table1.B2" office:value-type="string">
            <text:p text:style-name="P6">ich muß in clara verwandelt </text:p>
            <text:p text:style-name="P6">ich muß doch clara sein</text:p>
          </table:table-cell>
        </table:table-row>
        <table:table-row>
          <table:table-cell table:style-name="Table1.A2" office:value-type="string">
            <text:p text:style-name="P4">stoerung2.txt</text:p>
          </table:table-cell>
          <table:table-cell table:style-name="Table1.B2" office:value-type="string">
            <text:p text:style-name="P7">fressen katzen gern spatzen </text:p>
            <text:p text:style-name="P7">fressen katzen gern spatzen </text:p>
            <text:p text:style-name="P5">fressen spatzen gern katzen</text:p>
          </table:table-cell>
        </table:table-row>
        <table:table-row>
          <table:table-cell table:style-name="Table1.A2" office:value-type="string">
            <text:p text:style-name="P5">stoerung3.txt</text:p>
          </table:table-cell>
          <table:table-cell table:style-name="Table1.B2" office:value-type="string">
            <text:p text:style-name="P6">das spiel fing an </text:p>
            <text:p text:style-name="P6">das publikum fing an</text:p>
          </table:table-cell>
        </table:table-row>
        <table:table-row>
          <table:table-cell table:style-name="Table1.A2" office:value-type="string">
            <text:p text:style-name="P4">stoerung4.txt</text:p>
          </table:table-cell>
          <table:table-cell table:style-name="Table1.B2" office:value-type="string">
            <text:p text:style-name="P5">ein sehr schöner tag</text:p>
          </table:table-cell>
        </table:table-row>
        <table:table-row>
          <table:table-cell table:style-name="Table1.A2" office:value-type="string">
            <text:p text:style-name="P5">stoerung5.txt</text:p>
          </table:table-cell>
          <table:table-cell table:style-name="Table1.B2" office:value-type="string">
            <text:p text:style-name="P6">wollen sie so gut sein</text:p>
          </table:table-cell>
        </table:table-row>
      </table:table>
      <text:p text:style-name="P9"/>
      <text:p text:style-name="P11">Auf die erste Lösung von stoerung1.txt schauend kann gesehen werden, dass auch nur alleinstehende Satzausschnitte ausgegeben werden können. Wenn länger darüber nachgedacht wird kann man zu dem schluss kommen, dass nur von den Satzanfängen aus überprüft werden muss. Damit würde die Effizienz des Programmes deutlich gesteigert werden. Auch ist in der Aufgabenstellung die Rede von Sätzen. Dennoch ist es wichtig auch diese Lösungen anzuzeigen, d<text:span text:style-name="T6">a der Absender auch einen „halben Satz“ versenden könnte. Eine Kombination der beiden Ansätze wäre eventuell auch von vorteil, da hier zuerst die „wahrscheinlicheren“ Positionen ermittelt werden und somit eine schnellere außgabe dieser erfolt. Andererseits ist das Script bereits sehr performant (kein delay nach ein- und ausgabe bemerkbar), was dieses Feature letzlich drosseln würde.</text:span></text:p>
      <text:h text:style-name="P16" text:outline-level="1"><text:bookmark-start text:name="__RefHeading___Toc2238_4178761632"/>Quellcode<text:bookmark-end text:name="__RefHeading___Toc2238_4178761632"/></text:h>
      <text:p text:style-name="P10">from sys import argv</text:p>
      <text:p text:style-name="P10">punctuation = '!"#$%&amp;\'()*+,-./:;&lt;=&gt;?@[\\]^_`{|}~«»\n'</text:p>
      <text:p text:style-name="P10"/>
      <text:p text:style-name="P10">def parseStringListToSentence(l:list) -&gt; str:</text:p>
      <text:p text:style-name="P10"><text:s text:c="4"/>s = ""</text:p>
      <text:p text:style-name="P10"><text:s text:c="4"/>for i in l:</text:p>
      <text:p text:style-name="P10"><text:s text:c="8"/>s = s+i+" "</text:p>
      <text:p text:style-name="P10"><text:s text:c="4"/>return s</text:p>
      <text:p text:style-name="P10"/>
      <text:p text:style-name="P10">with open(argv[1], "r") as textfile:</text:p>
      <text:p text:style-name="P10"><text:s text:c="4"/>f = textfile.read()</text:p>
      <text:p text:style-name="P10"><text:s text:c="4"/>text = f..translate(str.maketrans('', '', punctuation)).lower().split(" ")</text:p>
      <text:p text:style-name="P10"><text:s text:c="4"/>with open(argv[2], "r") as searchsentensefile:</text:p>
      <text:p text:style-name="P10"><text:s text:c="8"/>searchwords = searchsentensefile.read().replace("\n", "").split(" ")</text:p>
      <text:p text:style-name="P10"><text:s text:c="8"/>for i in range(len(text)-len(searchwords)):</text:p>
      <text:p text:style-name="P10"><text:s text:c="12"/>for j in range(len(searchwords)):</text:p>
      <text:p text:style-name="P10"><text:s text:c="16"/>if searchwords[j] == "_":</text:p>
      <text:p text:style-name="P10"><text:s text:c="20"/>if j == len(searchwords)-1:</text:p>
      <text:p text:style-name="P10"><text:s text:c="24"/>print(parseStringListToSentence(text[i:i+len(searchwords)]))</text:p>
      <text:p text:style-name="P10"><text:s text:c="20"/>else:</text:p>
      <text:p text:style-name="P10"><text:s text:c="24"/>continue</text:p>
      <text:p text:style-name="P10"><text:s text:c="16"/>elif text[i+j] == searchwords[j]:</text:p>
      <text:p text:style-name="P10"><text:s text:c="20"/>if j == len(searchwords)-1:</text:p>
      <text:p text:style-name="P10"><text:s text:c="24"/>print(parseStringListToSentence(text[i:i+len(searchwords)]))</text:p>
      <text:p text:style-name="P10"><text:s text:c="16"/>else:</text:p>
      <text:p text:style-name="P10"><text:s text:c="20"/>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SungtiL GB" svg:font-family="'AR PL SungtiL GB'"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1965in" fo:margin-right="0in" fo:hyphenation-ladder-count="no-limit" fo:text-indent="0in" style:auto-text-indent="false">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1665in" fo:margin-bottom="0.0835in"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1fbed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reference-ref text:reference-format="text" text:ref-name="Aufgabe">Aufgabe 1: Störung </text:reference-ref><text:tab/><text:tab/><text:span text:style-name="MT1">Team-ID: </text:span><text:span text:style-name="MT1"><text:reference-ref text:reference-format="text" text:ref-name="TeamId">00246</text:reference-ref></text:span></text:p>
      </style:header>
      <style:header-first>
        <text:p text:style-name="Header"/>
      </style:header-first>
      <style:footer>
        <text:p text:style-name="Footer"><text:tab/><text:page-number text:select-page="current">3</text:page-number>/<text:page-count>3</text:page-count></text:p>
      </style:footer>
      <style:footer-first>
        <text:p text:style-name="Footer"><text:tab/><text:page-number text:select-page="current">1</text:page-number>/<text:page-count>3</text:page-count></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0T17:58:45.629156095</meta:creation-date>
    <meta:editing-duration>PT13M36S</meta:editing-duration>
    <meta:editing-cycles>4</meta:editing-cycles>
    <meta:generator>LibreOffice/7.3.6.2$Linux_X86_64 LibreOffice_project/30$Build-2</meta:generator>
    <dc:date>2022-11-20T18:56:39.527922538</dc:date>
    <meta:document-statistic meta:table-count="1" meta:image-count="0" meta:object-count="0" meta:page-count="3" meta:paragraph-count="60" meta:word-count="440" meta:character-count="3555" meta:non-whitespace-character-count="2906"/>
  </office:meta>
</office:document-meta>
</file>